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text-underline-style="none"/>
    </style:style>
    <style:style style:name="T2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<text:tab/><text:tab/><text:tab/><text:tab/></text:span><text:span text:style-name="T3">Lab Assignment 2</text:span></text:p>
      <text:p text:style-name="Standard"><text:span text:style-name="T3"/></text:p>
      <text:p text:style-name="P1"/>
      <text:p text:style-name="P1"><text:s text:c="4"/>1. </text:p>
      <text:p text:style-name="P1">#!/bin/bash</text:p>
      <text:p text:style-name="P1"/>
      <text:p text:style-name="P1">echo "Question 1"</text:p>
      <text:p text:style-name="P1"/>
      <text:p text:style-name="P1">for i in *</text:p>
      <text:p text:style-name="P1">do</text:p>
      <text:p text:style-name="P1"><text:s/>if [ -f $i ]</text:p>
      <text:p text:style-name="P1"><text:s/>then</text:p>
      <text:p text:style-name="P1"><text:s/>mv $i $i.new</text:p>
      <text:p text:style-name="P1"><text:s/>fi</text:p>
      <text:p text:style-name="P1">done</text:p>
      <text:p text:style-name="P1">echo “Check the file extensions: ”</text:p>
      <text:p text:style-name="P1">ls</text:p>
      <text:p text:style-name="P1"/>
      <text:p text:style-name="P1"><text:s text:c="4"/>2. </text:p>
      <text:p text:style-name="P1"><text:s text:c="8"/>#!/bin/bash</text:p>
      <text:p text:style-name="P1">for i in *</text:p>
      <text:p text:style-name="P1">do</text:p>
      <text:p text:style-name="P1"><text:tab/>for (( j=0; j&lt;${#i}; j++ )); do</text:p>
      <text:p text:style-name="P1"><text:s text:c="2"/>#echo "${i:$j:1}"</text:p>
      <text:p text:style-name="P1"><text:tab/>case ${i:$j:1} in</text:p>
      <text:p text:style-name="P1"><text:tab/>[-_*$] )</text:p>
      <text:p text:style-name="P1"><text:tab/>rm -rf $i</text:p>
      <text:p text:style-name="P1"><text:tab/>echo "deleted";;</text:p>
      <text:p text:style-name="P1"><text:tab/>* )</text:p>
      <text:p text:style-name="P1"><text:tab/>;;</text:p>
      <text:p text:style-name="P1"><text:tab/>esac</text:p>
      <text:p text:style-name="P1"><text:s text:c="2"/>done &lt; $i</text:p>
      <text:p text:style-name="P1">done</text:p>
      <text:p text:style-name="P1"/>
      <text:p text:style-name="P1"><text:s text:c="4"/>3. </text:p>
      <text:p text:style-name="P1">#!/bin/bash</text:p>
      <text:p text:style-name="P1"/>
      <text:p text:style-name="P1">read -p "Enter First Number: " num1</text:p>
      <text:p text:style-name="P1"><text:soft-page-break/>read -p "Enter Second Number: " num2</text:p>
      <text:p text:style-name="P1"/>
      <text:p text:style-name="P1">echo "Arithmetic Operations:"</text:p>
      <text:p text:style-name="P1">echo -e "Addition Operator: \c" ; echo "$num1 + $num2 " <text:s/>| bc -l</text:p>
      <text:p text:style-name="P1">echo -e "Subtraction Operator:\c" ; echo "$num1 - $num2" <text:s/>| bc -l</text:p>
      <text:p text:style-name="P1">echo -e "Multiplication Operator:\c"; echo "$num1 * $num2" <text:s/>| bc -l</text:p>
      <text:p text:style-name="P1">echo -e "Divison Operator:\c";echo "scale=2 ;$num1 / $num2" <text:s/>| bc -l</text:p>
      <text:p text:style-name="P1">echo -e "Modulo Operator:\c "; echo " $num1 % $num2" <text:s/>| bc -l</text:p>
      <text:p text:style-name="P1"/>
      <text:p text:style-name="P1">echo "Relational Operations:"</text:p>
      <text:p text:style-name="P1">[[ $num1 -gt $num2 <text:s/>]] &amp;&amp; echo -e "Max is $num1 \nMin is $num2" || echo -e "Max is $num2 \nMin is $n$</text:p>
      <text:p text:style-name="P1">[[ $num1 -ge 0 ]] <text:s/>&amp;&amp; echo "$num1 is positive" || echo "$num1 is Negative"</text:p>
      <text:p text:style-name="P1">[[ $num2 -ge 0 ]] <text:s/>&amp;&amp; echo "$num2 is positive" || echo "$num2 is Negative"</text:p>
      <text:p text:style-name="P1"/>
      <text:p text:style-name="P1"/>
      <text:p text:style-name="P1"><text:s text:c="4"/>4. </text:p>
      <text:p text:style-name="P1">!/bin/bash</text:p>
      <text:p text:style-name="P1"/>
      <text:p text:style-name="P1">read -p "Enter the value of n:" n</text:p>
      <text:p text:style-name="P1">echo "For loop:"</text:p>
      <text:p text:style-name="P1">for(( i = 1 ; i &lt;= $n ; i++ ))</text:p>
      <text:p text:style-name="P1">do</text:p>
      <text:p text:style-name="P1">echo -e $i "\c"</text:p>
      <text:p text:style-name="P1">done</text:p>
      <text:p text:style-name="P1">echo</text:p>
      <text:p text:style-name="P1"/>
      <text:p text:style-name="P1">echo "While Loop:"</text:p>
      <text:p text:style-name="P1">temp=1</text:p>
      <text:p text:style-name="P1"/>
      <text:p text:style-name="P1">while [ $temp -le $n ]</text:p>
      <text:p text:style-name="P1">do </text:p>
      <text:p text:style-name="P1">echo -e "$temp \c"</text:p>
      <text:p text:style-name="P1">(( ++temp)) </text:p>
      <text:p text:style-name="P1">done</text:p>
      <text:p text:style-name="P1">echo</text:p>
      <text:p text:style-name="P1"/>
      <text:p text:style-name="P1"><text:soft-page-break/>echo "Until Loop:"</text:p>
      <text:p text:style-name="P1">temp2=1</text:p>
      <text:p text:style-name="P1"/>
      <text:p text:style-name="P1">until [ $temp2 -ge $n ]</text:p>
      <text:p text:style-name="P1">do </text:p>
      <text:p text:style-name="P1">echo -e "$temp2 <text:s/>\c"</text:p>
      <text:p text:style-name="P1">(( temp2++ ))</text:p>
      <text:p text:style-name="P1">done</text:p>
      <text:p text:style-name="P1">echo</text:p>
      <text:p text:style-name="P1"/>
      <text:p text:style-name="P1"><text:s text:c="4"/>5. </text:p>
      <text:p text:style-name="P1">#!/bin/bash</text:p>
      <text:p text:style-name="P1"/>
      <text:p text:style-name="P1">echo -e "Last moditfied file would be :\c"</text:p>
      <text:p text:style-name="P1">ls -t | head -n 1</text:p>
      <text:p text:style-name="P1"/>
      <text:p text:style-name="P1"/>
      <text:p text:style-name="P1"><text:s text:c="4"/>6. </text:p>
      <text:p text:style-name="P1">#!/bin/bash</text:p>
      <text:p text:style-name="P1"/>
      <text:p text:style-name="P1">echo -e "Total number of total lines are: \c"</text:p>
      <text:p text:style-name="P1">grep -iR 'Linux' --include=*.txt .. | wc -l </text:p>
      <text:p text:style-name="P1"/>
      <text:p text:style-name="P1"/>
      <text:p text:style-name="P1"><text:s text:c="4"/>7. </text:p>
      <text:p text:style-name="P1">#!/bin/bash</text:p>
      <text:p text:style-name="P1"/>
      <text:p text:style-name="P1">cp -r * ../lab-assign-2/ ../new-dir/</text:p>
      <text:p text:style-name="P1"/>
      <text:p text:style-name="P1"/>
      <text:p text:style-name="P1"><text:s text:c="4"/>8. </text:p>
      <text:p text:style-name="P1">#!/bin/bash</text:p>
      <text:p text:style-name="P1"/>
      <text:p text:style-name="P1">echo "(i)"</text:p>
      <text:p text:style-name="P1">echo -e "First 10 lines are:\n"</text:p>
      <text:p text:style-name="P1">head -n 10 blender.txt</text:p>
      <text:p text:style-name="P1"/>
      <text:p text:style-name="P1">echo -e "\n Last 10 lines are:\n"</text:p>
      <text:p text:style-name="P1">tail -n 10 blender.txt</text:p>
      <text:p text:style-name="P1"><text:soft-page-break/></text:p>
      <text:p text:style-name="P1">echo -e "\nlines from 3 to 8 are:"</text:p>
      <text:p text:style-name="P1">awk '{if(NR&gt;=3 &amp;&amp; NR&lt;=9) print $0}' blender.txt</text:p>
      <text:p text:style-name="P1"/>
      <text:p text:style-name="P1">echo -e "\n 7 lines starting from the bottom in reverse are:"</text:p>
      <text:p text:style-name="P1">tac blender.txt | sed -n 2,8p</text:p>
      <text:p text:style-name="P1"/>
      <text:p text:style-name="P1"><text:s text:c="4"/>9. </text:p>
      <text:p text:style-name="P1">(i). Add two new users and two groups</text:p>
      <text:p text:style-name="P1"><text:tab/><text:tab/>useradd username;</text:p>
      <text:p text:style-name="P1"><text:tab/><text:tab/>useradd username;</text:p>
      <text:p text:style-name="P1"><text:tab/><text:tab/></text:p>
      <text:p text:style-name="P1"><text:tab/><text:tab/>groupadd groupname;</text:p>
      <text:p text:style-name="P1"><text:tab/><text:tab/>groupadd groupname;</text:p>
      <text:p text:style-name="P1">(ii). Login as one user and then create new file</text:p>
      <text:p text:style-name="P1"><text:tab/><text:tab/></text:p>
      <text:p text:style-name="P1"><text:tab/><text:tab/>touch abc.txt</text:p>
      <text:p text:style-name="P1"><text:tab/></text:p>
      <text:p text:style-name="P1">(iii). Send created file from one user to another user</text:p>
      <text:p text:style-name="P1"><text:tab/><text:tab/></text:p>
      <text:p text:style-name="P1"><text:tab/><text:tab/>sudo cp abc.txt /home/username </text:p>
      <text:p text:style-name="P1"/>
      <text:p text:style-name="P1">(iv). Login as second user and copy that file from user2 to user1(in same system) </text:p>
      <text:p text:style-name="P1"><text:tab/><text:tab/></text:p>
      <text:p text:style-name="P1"><text:tab/><text:tab/>sudo cp abc.txt /home/username</text:p>
      <text:p text:style-name="P1"/>
      <text:p text:style-name="P1">10.</text:p>
      <text:p text:style-name="P1">/bin/bash</text:p>
      <text:p text:style-name="P1"/>
      <text:p text:style-name="P1">grep -iR 'abc' --include=* 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08:19.533089546</meta:creation-date>
    <dc:date>2020-01-13T13:52:50.618172610</dc:date>
    <meta:editing-duration>PT3H24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109" meta:word-count="442" meta:character-count="2315" meta:non-whitespace-character-count="1868"/>
  </office:meta>
</office:document-meta>
</file>